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style:font-name-asian="Times New Roman1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200%" fo:text-align="start" style:justify-single-word="false"/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line-height="200%" fo:text-align="start" style:justify-single-word="false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true" fo:line-height="200%" fo:text-align="start" style:justify-single-word="false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true" fo:line-height="200%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true" fo:line-height="200%" fo:text-indent="-0.25in" style:auto-text-indent="false"/>
      <style:text-properties style:font-name="Times New Roman" style:font-name-asian="Times New Roman1" style:font-name-complex="Times New Roman1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style:font-name-asian="Times New Roman1" style:font-name-complex="Times New Roman1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LIST OF FIGURES</text:p>
      <text:p text:style-name="P2"/>
      <text:p text:style-name="P5">FIGURE<text:span text:style-name="T3"><text:tab/><text:tab/><text:tab/><text:tab/><text:tab/><text:tab/><text:tab/><text:tab/><text:tab/><text:tab/><text:tab/></text:span>PAGE</text:p>
      <text:list xml:id="list4114577361" text:style-name="WWNum1">
        <text:list-item>
          <text:p text:style-name="P9">Formula of Cosine Similarity<text:tab/><text:tab/><text:tab/><text:tab/><text:tab/><text:tab/><text:tab/><text:tab/>4</text:p>
        </text:list-item>
        <text:list-item>
          <text:p text:style-name="P9">Trellis Diagram<text:tab/><text:tab/><text:tab/><text:tab/><text:tab/><text:tab/><text:tab/><text:tab/><text:tab/>7</text:p>
        </text:list-item>
        <text:list-item>
          <text:p text:style-name="P8"><text:span text:style-name="T1">Program flow of the Chrome browser extension by a group of college students</text:span><text:span text:style-name="T2"><text:tab/>8</text:span></text:p>
        </text:list-item>
        <text:list-item>
          <text:p text:style-name="P10">Sentence Similarity Analysis flow chart<text:tab/><text:tab/><text:tab/><text:tab/><text:tab/><text:tab/>12</text:p>
        </text:list-item>
        <text:list-item>
          <text:p text:style-name="P11">User Interface of FactU <text:tab/><text:tab/><text:tab/><text:tab/><text:tab/><text:tab/><text:tab/><text:tab/><text:tab/>14</text:p>
        </text:list-item>
      </text:list>
      <text:p text:style-name="P3"/>
      <text:p text:style-name="P4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vii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_64 LibreOffice_project/6cd4f1ef626f15116896b1d8e1398b56da0d0ee1</meta:generator>
    <dc:date>2017-06-08T11:31:24.074000000</dc:date>
    <meta:editing-duration>PT41S</meta:editing-duration>
    <meta:editing-cycles>1</meta:editing-cycles>
    <meta:document-statistic meta:table-count="0" meta:image-count="0" meta:object-count="0" meta:page-count="1" meta:paragraph-count="9" meta:word-count="44" meta:character-count="271" meta:non-whitespace-character-count="200"/>
  </office:meta>
</office:document-meta>
</file>